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00" draw:textarea-horizontal-align="justify" draw:textarea-vertical-align="middle" draw:auto-grow-height="false" fo:min-height="2.544cm" fo:min-width="4.072cm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2.798cm" fo:min-width="10.549cm"/>
    </style:style>
    <style:style style:name="gr3" style:family="graphic" style:parent-style-name="standard">
      <style:graphic-properties draw:fill="solid" draw:fill-color="#99ff99" draw:textarea-horizontal-align="justify" draw:textarea-vertical-align="middle" draw:auto-grow-height="false" fo:min-height="3.941cm" fo:min-width="10.549cm"/>
    </style:style>
    <style:style style:name="gr4" style:family="graphic" style:parent-style-name="standard">
      <style:graphic-properties draw:fill="solid" draw:fill-color="#66ff00" draw:textarea-horizontal-align="justify" draw:textarea-vertical-align="middle" draw:auto-grow-height="false" fo:min-height="0.894cm" fo:min-width="2.502cm"/>
    </style:style>
    <style:style style:name="gr5" style:family="graphic" style:parent-style-name="standard">
      <style:graphic-properties draw:fill="solid" draw:fill-color="#66ff00" draw:textarea-horizontal-align="justify" draw:textarea-vertical-align="middle" draw:auto-grow-height="false" fo:min-height="2.036cm" fo:min-width="2.929cm"/>
    </style:style>
    <style:style style:name="gr6" style:family="graphic" style:parent-style-name="standard">
      <style:graphic-properties draw:fill="solid" draw:fill-color="#66ff00" draw:textarea-horizontal-align="justify" draw:textarea-vertical-align="middle" draw:auto-grow-height="false" fo:min-height="0.766cm" fo:min-width="1.942cm"/>
    </style:style>
    <style:style style:name="gr7" style:family="graphic" style:parent-style-name="standard">
      <style:graphic-properties draw:fill="solid" draw:fill-color="#99ff99" draw:textarea-horizontal-align="justify" draw:textarea-vertical-align="middle" draw:auto-grow-height="false" fo:min-height="0.894cm" fo:min-width="3.519cm"/>
    </style:style>
    <style:style style:name="gr8" style:family="graphic" style:parent-style-name="standard">
      <style:graphic-properties draw:fill="solid" draw:fill-color="#99ff99" draw:textarea-horizontal-align="justify" draw:textarea-vertical-align="middle" draw:auto-grow-height="false" fo:min-height="2.036cm" fo:min-width="4.092cm"/>
    </style:style>
    <style:style style:name="gr9" style:family="graphic" style:parent-style-name="standard">
      <style:graphic-properties draw:fill="solid" draw:fill-color="#99ff99" draw:textarea-horizontal-align="justify" draw:textarea-vertical-align="middle" draw:auto-grow-height="false" fo:min-height="2.036cm" fo:min-width="4.06cm"/>
    </style:style>
    <style:style style:name="gr10" style:family="graphic" style:parent-style-name="standard">
      <style:graphic-properties draw:fill="solid" draw:fill-color="#99ffff" draw:textarea-horizontal-align="justify" draw:textarea-vertical-align="middle" draw:auto-grow-height="false" fo:min-height="3.941cm" fo:min-width="10.549cm"/>
    </style:style>
    <style:style style:name="P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66ff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66ff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99ff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6ff00"/>
      <style:paragraph-properties fo:text-align="center"/>
    </style:style>
    <style:style style:name="P8" style:family="paragraph">
      <loext:graphic-properties draw:fill="solid" draw:fill-color="#99ff99"/>
      <style:paragraph-properties fo:text-align="center"/>
    </style:style>
    <style:style style:name="P9" style:family="paragraph">
      <loext:graphic-properties draw:fill="solid" draw:fill-color="#99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794cm" svg:x="1.217cm" svg:y="7.73cm">
          <text:p text:style-name="P1"><text:span text:style-name="T1">ADC128S02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049cm" svg:height="3.048cm" draw:transform="rotate (1.5707963267949) translate (8.837cm 15.731cm)">
          <text:p text:style-name="P3"><text:span text:style-name="T2">ADC </text:span><text:span text:style-name="T2">controll</text:span><text:span text:style-name="T2">er</text:span><text:span text:style-name="T2"><text:line-break/></text:span><text:span text:style-name="T2">( our </text:span><text:span text:style-name="T2">current </text:span><text:span text:style-name="T2">project 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049cm" svg:height="4.191cm" draw:transform="rotate (1.5707963267949) translate (15.314cm 15.731cm)">
          <text:p text:style-name="P3"><text:span text:style-name="T2">Acquisition data FIFO</text:span><text:span text:style-name="T2"><text:line-break/></text:span><text:span text:style-name="T2">( our next project 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429cm" svg:height="2.286cm" svg:x="11.885cm" svg:y="4.428cm">
          <text:p text:style-name="P6">Flag: fifo_ful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3.429cm" svg:height="2.286cm" svg:x="11.884cm" svg:y="6.895cm">
          <text:p text:style-name="P6">Data packet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3.429cm" svg:height="2.286cm" svg:x="11.884cm" svg:y="9.296cm">
          <text:p text:style-name="P6">Signal: push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.048cm" svg:height="2.032cm" svg:x="5.789cm" svg:y="8.111cm">
          <text:p text:style-name="P6">S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4.592cm" svg:height="2.286cm" svg:x="19.541cm" svg:y="9.254cm">
          <text:p text:style-name="P6">Signal: pop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592cm" svg:height="2.286cm" svg:x="19.485cm" svg:y="4.396cm">
          <text:p text:style-name="P6">Flag: fifo_empty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4.56cm" svg:height="2.286cm" svg:x="19.517cm" svg:y="6.896cm">
          <text:p text:style-name="P6">Data packet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1.049cm" svg:height="4.191cm" draw:transform="rotate (1.5707963267949) translate (24.114cm 15.732cm)">
          <text:p text:style-name="P3"><text:span text:style-name="T2">???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592cm" svg:height="2.286cm" svg:x="19.485cm" svg:y="12.097cm">
          <text:p text:style-name="P6">Value: fifo_fill_level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22:58:46.404856948</meta:creation-date>
    <meta:generator>LibreOffice/5.1.4.2$Linux_X86_64 LibreOffice_project/10m0$Build-2</meta:generator>
    <meta:editing-duration>PT14M20S</meta:editing-duration>
    <meta:editing-cycles>4</meta:editing-cycles>
    <dc:date>2016-11-02T23:33:40.930534582</dc:date>
    <meta:document-statistic meta:object-count="12"/>
  </office:meta>
</office:document-meta>
</file>